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indent="-0.6cm">
        <style:tab-stops>
          <style:tab-stop style:position="2cm"/>
          <style:tab-stop style:position="9.001cm"/>
        </style:tab-stops>
      </style:paragraph-properties>
    </style:style>
    <style:style style:name="P2" style:family="paragraph">
      <style:paragraph-properties fo:margin-left="1.2cm" fo:margin-right="0cm" fo:text-indent="-0.6cm"/>
    </style:style>
    <style:style style:name="P3" style:family="paragraph">
      <style:paragraph-properties fo:margin-left="0cm" fo:margin-right="0cm" fo:text-indent="0cm">
        <style:tab-stops>
          <style:tab-stop style:position="2cm"/>
          <style:tab-stop style:position="9.001cm"/>
        </style:tab-stops>
      </style:paragraph-properties>
      <style:text-properties style:font-name="Arial Black" fo:font-size="44pt" fo:font-style="normal" fo:font-weight="bold" style:font-size-asian="44pt" style:font-size-complex="44pt"/>
    </style:style>
    <style:style style:name="P4" style:family="paragraph">
      <style:paragraph-properties fo:margin-left="0cm" fo:margin-right="0cm" fo:text-indent="0cm"/>
    </style:style>
    <style:style style:name="P5" style:family="paragraph">
      <style:paragraph-properties fo:margin-left="0cm" fo:margin-right="0cm" fo:text-indent="0cm">
        <style:tab-stops>
          <style:tab-stop style:position="2cm"/>
          <style:tab-stop style:position="9.001cm"/>
        </style:tab-stops>
      </style:paragraph-properties>
      <style:text-properties style:font-name="Arial Black1" fo:font-size="44pt" fo:font-style="normal" fo:font-weight="bold" style:font-size-asian="44pt" style:font-size-complex="44pt"/>
    </style:style>
    <style:style style:name="T1" style:family="text">
      <style:text-properties style:font-name="Arial Black" fo:font-size="44pt" fo:font-style="normal" fo:font-weight="bold" style:font-size-asian="44pt" style:font-size-complex="44pt"/>
    </style:style>
    <style:style style:name="T2" style:family="text">
      <style:text-properties style:font-name="Arial Black1" fo:font-size="44pt" fo:font-style="normal" fo:font-weight="bold"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3" draw:layer="layout" svg:width="28cm" svg:height="21cm" svg:x="0cm" svg:y="-0.001cm" presentation:class="subtitle" presentation:user-transformed="true">
          <draw:text-box>
            <text:p text:style-name="P1"><text:span text:style-name="T1">Pan jest Pasterzem moim</text:span></text:p>
            <text:p text:style-name="P2"><text:span text:style-name="T1">Niczego mi nie braknie,</text:span></text:p>
            <text:p text:style-name="P2"><text:span text:style-name="T1">na zielonych niwach</text:span></text:p>
            <text:p text:style-name="P2"><text:span text:style-name="T1">pasie mnie</text:span></text:p>
            <text:p text:style-name="P2"><text:span text:style-name="T1">Nad spokojne wody</text:span></text:p>
            <text:p text:style-name="P2"><text:span text:style-name="T1">mnie prowadzi</text:span></text:p>
            <text:p text:style-name="P2"><text:span text:style-name="T1">I duszę mą pokrzepia</text:span></text:p>
            <text:p text:style-name="P2"><text:span text:style-name="T1">i wiedzie mnie ścieżkami</text:span></text:p>
            <text:p text:style-name="P2"><text:span text:style-name="T1">Sprawiedliwości swojej</text:span></text:p>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5" draw:layer="layout" svg:width="28cm" svg:height="21cm" svg:x="0cm" svg:y="0cm" presentation:class="subtitle" presentation:user-transformed="true">
          <draw:text-box>
            <text:p text:style-name="P2"><text:span text:style-name="T2">Choćbym nawet</text:span></text:p>
            <text:p text:style-name="P2"><text:span text:style-name="T2">szedł ciemną doliną</text:span></text:p>
            <text:p text:style-name="P2"><text:span text:style-name="T2">Zła się nie ulęknę,</text:span></text:p>
            <text:p text:style-name="P2"><text:span text:style-name="T2">boś Ty ze mną</text:span></text:p>
            <text:p text:style-name="P2"><text:span text:style-name="T2">Laska Twoja i kij Twój</text:span></text:p>
            <text:p text:style-name="P2"><text:span text:style-name="T2">mnie pocieszają</text:span></text:p>
            <text:p text:style-name="P2"><text:span text:style-name="T2">Laj, la- la laj,</text:span></text:p>
            <text:p text:style-name="P2"><text:span text:style-name="T2">la- la laj laj laj laj laj</text:span></text:p>
          </draw:text-box>
        </draw:frame>
        <presentation:notes draw:style-name="dp2">
          <draw:page-thumbnail draw:style-name="gr1" draw:layer="layout" svg:width="13.586cm" svg:height="11.136cm" svg:x="3.705cm" svg:y="2.256cm" draw:page-number="2" presentation:class="page"/>
          <draw:frame presentation:style-name="pr3" draw:text-style-name="P4"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none" style:country-asian="none" style:font-name-complex="Arial Unicode M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style:use-window-font-color="true" style:font-name="Times New Roman" fo:font-size="21.2000007629395pt" fo:language="pl" fo:country="PL" style:font-name-asian="Lucida Sans Unicode" style:language-asian="none" style:country-asian="none" style:font-name-complex="Tahoma"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use-window-font-color="true" style:font-name="Bookman Old Style" fo:font-size="24.7000007629395pt" fo:language="pl" fo:country="PL" fo:font-style="italic" fo:font-weight="bold" style:font-name-asian="Lucida Sans Unicode" style:language-asian="none" style:country-asian="none" style:font-name-complex="Tahoma" style:font-size-complex="21.2000007629395pt"/>
    </style:style>
    <style:style style:name="Body_20_Text" style:display-name="Body Text" style:family="graphic">
      <style:paragraph-properties fo:margin-top="0cm" fo:margin-bottom="0.374cm" style:text-autospace="none"/>
      <style:text-properties style:use-window-font-color="true" style:font-name="Times New Roman" fo:font-size="21.2000007629395pt" fo:language="pl" fo:country="PL" style:font-name-asian="Lucida Sans Unicode" style:language-asian="none" style:country-asian="none" style:font-name-complex="Tahoma" style:font-size-complex="21.2000007629395pt"/>
    </style:style>
    <style:style style:name="List" style:family="graphic">
      <style:paragraph-properties fo:margin-top="0cm" fo:margin-bottom="0.374cm" style:text-autospace="none"/>
      <style:text-properties style:use-window-font-color="true" style:font-name="Times New Roman" fo:font-size="21.2000007629395pt" fo:language="pl" fo:country="PL" style:font-name-asian="Lucida Sans Unicode" style:language-asian="none" style:country-asian="none" style:font-name-complex="Tahoma1" style:font-size-complex="21.2000007629395pt"/>
    </style:style>
    <style:style style:name="caption" style:family="graphic">
      <style:paragraph-properties fo:margin-top="0.374cm" fo:margin-bottom="0.374cm" style:text-autospace="none"/>
      <style:text-properties style:use-window-font-color="true" style:font-name="Times New Roman" fo:font-size="17.7000007629395pt" fo:language="pl" fo:country="PL" fo:font-style="italic" style:font-name-asian="Lucida Sans Unicode" style:language-asian="none" style:country-asian="none" style:font-name-complex="Tahoma1" style:font-size-complex="17.7000007629395pt" style:font-style-complex="italic"/>
    </style:style>
    <style:style style:name="Index" style:family="graphic">
      <style:paragraph-properties style:text-autospace="none"/>
      <style:text-properties style:use-window-font-color="true" style:font-name="Times New Roman" fo:font-size="21.2000007629395pt" fo:language="pl" fo:country="PL" style:font-name-asian="Lucida Sans Unicode" style:language-asian="none" style:country-asian="none" style:font-name-complex="Tahoma1"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7T18:37:43</meta:creation-date>
    <dc:date>2015-01-16T20:34:31.939000000</dc:date>
    <dc:language>en-US</dc:language>
    <meta:editing-cycles>9</meta:editing-cycles>
    <meta:editing-duration>PT6M15S</meta:editing-duration>
    <meta:document-statistic meta:object-count="21"/>
    <meta:user-defined meta:name="Info 1"/>
    <meta:user-defined meta:name="Info 2"/>
    <meta:user-defined meta:name="Info 3"/>
    <meta:user-defined meta:name="Info 4"/>
  </office:meta>
</office:document-meta>
</file>